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922858" calcext:value-type="float">
            <text:p>7922858</text:p>
          </table:table-cell>
          <table:table-cell office:value-type="string" calcext:value-type="string">
            <text:p>Milissegundos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5336476" calcext:value-type="float">
            <text:p>5336476</text:p>
          </table:table-cell>
          <table:table-cell office:value-type="string" calcext:value-type="string">
            <text:p>Milissegundos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5206280" calcext:value-type="float">
            <text:p>5206280</text:p>
          </table:table-cell>
          <table:table-cell office:value-type="string" calcext:value-type="string">
            <text:p>Milissegundos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5134656" calcext:value-type="float">
            <text:p>5134656</text:p>
          </table:table-cell>
          <table:table-cell office:value-type="string" calcext:value-type="string">
            <text:p>Milissegundos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5276171" calcext:value-type="float">
            <text:p>5276171</text:p>
          </table:table-cell>
          <table:table-cell office:value-type="string" calcext:value-type="string">
            <text:p>Milissegundos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5343153" calcext:value-type="float">
            <text:p>5343153</text:p>
          </table:table-cell>
          <table:table-cell office:value-type="string" calcext:value-type="string">
            <text:p>Milissegundos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5343675" calcext:value-type="float">
            <text:p>5343675</text:p>
          </table:table-cell>
          <table:table-cell office:value-type="string" calcext:value-type="string">
            <text:p>Milissegundos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5270784" calcext:value-type="float">
            <text:p>5270784</text:p>
          </table:table-cell>
          <table:table-cell office:value-type="string" calcext:value-type="string">
            <text:p>Milissegundos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4321433" calcext:value-type="float">
            <text:p>4321433</text:p>
          </table:table-cell>
          <table:table-cell office:value-type="string" calcext:value-type="string">
            <text:p>Milissegundos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539486" calcext:value-type="float">
            <text:p>19539486</text:p>
          </table:table-cell>
          <table:table-cell office:value-type="string" calcext:value-type="string">
            <text:p>Milissegundos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457139" calcext:value-type="float">
            <text:p>1457139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94410" calcext:value-type="float">
            <text:p>1394410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440411" calcext:value-type="float">
            <text:p>1440411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589020" calcext:value-type="float">
            <text:p>1589020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88627" calcext:value-type="float">
            <text:p>1388627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401153" calcext:value-type="float">
            <text:p>1401153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449429" calcext:value-type="float">
            <text:p>1449429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02074" calcext:value-type="float">
            <text:p>1602074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66077" calcext:value-type="float">
            <text:p>1666077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352010" calcext:value-type="float">
            <text:p>2352010</text:p>
          </table:table-cell>
          <table:table-cell office:value-type="string" calcext:value-type="string">
            <text:p>Milissegundo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82904" calcext:value-type="float">
            <text:p>1982904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048076" calcext:value-type="float">
            <text:p>2048076</text:p>
          </table:table-cell>
          <table:table-cell office:value-type="string" calcext:value-type="string">
            <text:p>Milissegundo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94618" calcext:value-type="float">
            <text:p>1894618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02113" calcext:value-type="float">
            <text:p>1902113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05969" calcext:value-type="float">
            <text:p>1905969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72332" calcext:value-type="float">
            <text:p>1972332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83134" calcext:value-type="float">
            <text:p>1883134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31653" calcext:value-type="float">
            <text:p>1931653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5053961" calcext:value-type="float">
            <text:p>15053961</text:p>
          </table:table-cell>
          <table:table-cell office:value-type="string" calcext:value-type="string">
            <text:p>Milissegundos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89778" calcext:value-type="float">
            <text:p>1389778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97467" calcext:value-type="float">
            <text:p>1397467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404695" calcext:value-type="float">
            <text:p>1404695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431436" calcext:value-type="float">
            <text:p>1431436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534489" calcext:value-type="float">
            <text:p>1534489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24723" calcext:value-type="float">
            <text:p>1924723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586917" calcext:value-type="float">
            <text:p>1586917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00431" calcext:value-type="float">
            <text:p>1600431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18199" calcext:value-type="float">
            <text:p>1718199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66006" calcext:value-type="float">
            <text:p>1366006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457201" calcext:value-type="float">
            <text:p>1457201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85361" calcext:value-type="float">
            <text:p>1385361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599712" calcext:value-type="float">
            <text:p>1599712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93130" calcext:value-type="float">
            <text:p>1393130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88778" calcext:value-type="float">
            <text:p>1388778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405886" calcext:value-type="float">
            <text:p>1405886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98649" calcext:value-type="float">
            <text:p>1698649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409532" calcext:value-type="float">
            <text:p>1409532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82402" calcext:value-type="float">
            <text:p>1382402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1772" calcext:value-type="float">
            <text:p>1781772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483523" calcext:value-type="float">
            <text:p>1483523</text:p>
          </table:table-cell>
          <table:table-cell office:value-type="string" calcext:value-type="string">
            <text:p>Milissegund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DIA</text:p>
          </table:table-cell>
          <table:table-cell table:formula="of:=AVERAGE([.F1:.F50])" office:value-type="float" office:value="2.42" calcext:value-type="float">
            <text:p>2,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vio</text:p>
          </table:table-cell>
          <table:table-cell table:formula="of:=STDEV([.F1];[.F50])" office:value-type="float" office:value="4.24264068711929" calcext:value-type="float">
            <text:p>4,242640687119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manh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</text:p>
          </table:table-cell>
          <table:table-cell table:formula="of:=[.F53]/SQRT([.F54])" office:value-type="float" office:value="0.6" calcext:value-type="float">
            <text:p>0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20:28:28.5801863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7:32:37.708004757</meta:creation-date>
    <dc:date>2019-06-07T20:29:40.718617264</dc:date>
    <meta:editing-duration>PT4M20S</meta:editing-duration>
    <meta:editing-cycles>2</meta:editing-cycles>
    <meta:generator>LibreOffice/6.0.6.2$Linux_X86_64 LibreOffice_project/00m0$Build-2</meta:generator>
    <meta:document-statistic meta:table-count="1" meta:cell-count="258" meta:object-count="0"/>
  </office:meta>
</office:document-meta>
</file>